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R. Wiley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9 September 1874</text:p>
      <text:p text:style-name="P5">Month<text:tab/><text:tab/><text:tab/><text:tab/><text:tab/><text:tab/>September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lifor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San Francisco Saturday/</text:span></text:p>
      <text:p text:style-name="P3"><text:span text:style-name="T1">Sept 19</text:span><text:span text:style-name="T2">th</text:span><text:span text:style-name="T1">. 1874/</text:span></text:p>
      <text:p text:style-name="P2"><text:span text:style-name="T1">Revd S. Morais/</text:span></text:p>
      <text:p text:style-name="P2"><text:span text:style-name="T1"><text:tab/>Dear Sir./</text:span></text:p>
      <text:p text:style-name="P2"><text:span text:style-name="T1"><text:tab/><text:tab/>For part of this week, I was/ in receipt of your postal card, acknowledging receipt of/ my long letter to you. <text:s/>Since then I mailed to you three/ Hebrew papers from Australia—and I believe one/ “Hebrew” and Hebrew Observer, which I trust may come/ to hand and prove interesting./</text:span></text:p>
      <text:p text:style-name="P2"><text:span text:style-name="T1"><text:tab/>Rabbi Eckman's effects were sold at Auction last/ Wednesday, and as I attended the sale for a while, and/ took down the prices of a number of lots, I thought it might/ be interesting to you to know what sort of a library he had--/ There were, I should think, two thousand volumes, but many/ of the books, I would not carry home, let alone pay for. <text:s/>You/ perceive the Rabbi, went extensively into the Bible line, but I/ heard many Jews who were present say that his theological books/ were too old fashioned. <text:s/>These lots, not specified, contained four/ five and six or seven books tied together. <text:s/>Some I would have/ liked, but I have now on hand many more books than I shall or/ can ever read—so I purchase no more. <text:s/>I had not the pleasure of/ the Rabbis acquaintance, but he held a high place in the community/ outside of his co-religionists.<text:tab/>Yours Respectfully/</text:span></text:p>
      <text:p text:style-name="P2"><text:span text:style-name="T1"><text:tab/>730 Montgomery St.<text:tab/><text:tab/><text:tab/><text:tab/><text:tab/>S. R. Wiley/</text:span></text:p>
      <text:p text:style-name="P2"><text:span text:style-name="T1"/></text:p>
      <text:p text:style-name="P2"><text:span text:style-name="T1">[Page 2]</text:span></text:p>
      <text:p text:style-name="P2"><text:span text:style-name="T1">I send you today (21</text:span><text:span text:style-name="T2">st</text:span><text:span text:style-name="T1">) “The/ Hebrew”--you may find something/ to interest you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0T13:42:42</meta:creation-date>
    <dc:date>2009-05-20T13:49:57</dc:date>
    <dc:language>en-US</dc:language>
    <meta:editing-cycles>2</meta:editing-cycles>
    <meta:editing-duration>PT7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409" meta:character-count="2625"/>
  </office:meta>
</office:document-meta>
</file>